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ff333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8">
      <style:paragraph-properties fo:margin-left="0in" fo:margin-right="0in" fo:text-indent="0in" style:auto-text-indent="false"/>
    </style:style>
    <style:style style:name="P20" style:family="paragraph" style:parent-style-name="Title" style:master-page-name="Textual_20_elements">
      <style:paragraph-properties style:page-number="1"/>
    </style:style>
    <style:style style:name="P21" style:family="paragraph" style:parent-style-name="Title" style:master-page-name="Textual_20_elements">
      <style:paragraph-properties style:page-number="auto"/>
    </style:style>
    <style:style style:name="P22" style:family="paragraph" style:parent-style-name="Title">
      <style:paragraph-properties fo:break-before="page"/>
    </style:style>
    <style:style style:name="P23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umário</text:p>
          </text:index-title>
          <text:p text:style-name="P9"><text:a xlink:type="simple" xlink:href="#__RefHeading__2065_2051713974" text:style-name="Index_20_Link" text:visited-style-name="Index_20_Link">1 Informações<text:tab/>1</text:a></text:p>
          <text:p text:style-name="P10"><text:a xlink:type="simple" xlink:href="#__RefHeading__708_121741837" text:style-name="Index_20_Link" text:visited-style-name="Index_20_Link">1.1 Datas<text:tab/>1</text:a></text:p>
          <text:p text:style-name="P10"><text:a xlink:type="simple" xlink:href="#__RefHeading__710_121741837" text:style-name="Index_20_Link" text:visited-style-name="Index_20_Link">1.2 Pontos<text:tab/>1</text:a></text:p>
          <text:p text:style-name="P10"><text:a xlink:type="simple" xlink:href="#__RefHeading__712_121741837" text:style-name="Index_20_Link" text:visited-style-name="Index_20_Link">1.3 Contatos<text:tab/>1</text:a></text:p>
          <text:p text:style-name="P9"><text:a xlink:type="simple" xlink:href="#__RefHeading__2067_2051713974" text:style-name="Index_20_Link" text:visited-style-name="Index_20_Link">2 dicas<text:tab/>2</text:a></text:p>
          <text:p text:style-name="P9"><text:a xlink:type="simple" xlink:href="#__RefHeading__2182_2051713974" text:style-name="Index_20_Link" text:visited-style-name="Index_20_Link">3 tcc1 – Pré-projeto<text:tab/>3</text:a></text:p>
          <text:p text:style-name="P10"><text:a xlink:type="simple" xlink:href="#__RefHeading__714_121741837" text:style-name="Index_20_Link" text:visited-style-name="Index_20_Link">3.1 Organização do pré-projeto<text:tab/>3</text:a></text:p>
          <text:p text:style-name="P10"><text:a xlink:type="simple" xlink:href="#__RefHeading__716_121741837" text:style-name="Index_20_Link" text:visited-style-name="Index_20_Link">3.2 Quadro teórico<text:tab/>4</text:a></text:p>
          <text:p text:style-name="P10"><text:a xlink:type="simple" xlink:href="#__RefHeading__718_121741837" text:style-name="Index_20_Link" text:visited-style-name="Index_20_Link">3.3 Quadro metodológico<text:tab/>4</text:a></text:p>
          <text:p text:style-name="P9"><text:a xlink:type="simple" xlink:href="#__RefHeading__520_2054553873" text:style-name="Index_20_Link" text:visited-style-name="Index_20_Link">4 Formatação<text:tab/>5</text:a></text:p>
          <text:p text:style-name="P9"><text:a xlink:type="simple" xlink:href="#__RefHeading__635_1111917065" text:style-name="Index_20_Link" text:visited-style-name="Index_20_Link">5 Quadro teórico<text:tab/>7</text:a></text:p>
          <text:p text:style-name="P9"><text:a xlink:type="simple" xlink:href="#__RefHeading__564_458657830" text:style-name="Index_20_Link" text:visited-style-name="Index_20_Link">6 Elementos de referência<text:tab/>9</text:a></text:p>
          <text:p text:style-name="P9"><text:a xlink:type="simple" xlink:href="#__RefHeading__566_458657830" text:style-name="Index_20_Link" text:visited-style-name="Index_20_Link">7 Quadro metodológico<text:tab/>10</text:a></text:p>
        </text:index-body>
      </text:table-of-content>
      <text:p text:style-name="P3"/>
      <text:list xml:id="list840709091" text:style-name="Numbering_20_2">
        <text:list-item>
          <text:h text:style-name="P20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7">09/12/2014: definição dos alunos e temas.</text:p>
      <text:p text:style-name="P7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><text:span text:style-name="T1">joelma.faria@uol.com.br</text:span></text:a> </text:p>
      <text:list xml:id="list1750999050" text:continue-numbering="true" text:style-name="Numbering_20_2">
        <text:list-item>
          <text:h text:style-name="P21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2062350848" text:style-name="L1">
        <text:list-item>
          <text:p text:style-name="P11">Cronograma</text:p>
        </text:list-item>
        <text:list-item>
          <text:p text:style-name="P11">Contínuo/rotina</text:p>
        </text:list-item>
        <text:list-item>
          <text:p text:style-name="P11">Leitura/escrita</text:p>
        </text:list-item>
        <text:list-item>
          <text:p text:style-name="P11">Organização</text:p>
        </text:list-item>
        <text:list-item>
          <text:p text:style-name="P11">Originalidade</text:p>
        </text:list-item>
      </text:list>
      <text:list xml:id="list621700359" text:continue-list="list1750999050" text:style-name="Numbering_20_2">
        <text:list-item>
          <text:h text:style-name="P21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1483841359" text:style-name="L2">
        <text:list-item>
          <text:p text:style-name="P12">Primeira organização do que está pensando em trabalhar, de 5 a 8 páginas, fonte Times, tamanho 12, título 14 e espaçamento 1/2.</text:p>
        </text:list-item>
        <text:list-item>
          <text:p text:style-name="P12">Apresentação do tema: especificar qual é a área, e o que nessa área será especificado, exemplo: área de Java EE especificando modularização de software OSGi. </text:p>
        </text:list-item>
        <text:list-item>
          <text:p text:style-name="P12">Trazer autores sobre o tema escolhido, escrevendo suas opiniões.</text:p>
        </text:list-item>
        <text:list-item>
          <text:p text:style-name="P12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2">Fazer a justificativa, motivos e razões para essa pesquisa. Usar argumentos que torna utilizável seu projeto, qual a relevância social, acadêmica, profissional.</text:p>
        </text:list-item>
        <text:list-item>
          <text:p text:style-name="P12">Objetivos.</text:p>
        </text:list-item>
        <text:list-item>
          <text:p text:style-name="P12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390689840" text:style-name="L3">
        <text:list-item>
          <text:p text:style-name="P13">Introdução </text:p>
        </text:list-item>
        <text:list-item>
          <text:p text:style-name="P13">Objetivo </text:p>
          <text:list>
            <text:list-item>
              <text:p text:style-name="P13">Objetivo geral</text:p>
            </text:list-item>
            <text:list-item>
              <text:p text:style-name="P13">Objetivo específico</text:p>
            </text:list-item>
          </text:list>
        </text:list-item>
        <text:list-item>
          <text:p text:style-name="P13">Justificativa </text:p>
        </text:list-item>
        <text:list-item>
          <text:p text:style-name="P13">Quadro teórico</text:p>
        </text:list-item>
        <text:list-item>
          <text:p text:style-name="P13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841782580" text:style-name="L4">
        <text:list-item>
          <text:p text:style-name="P14">Apresentar as teorias que serão usadas, por exemplo, java, cloud. Descrever o que é definições e resultados das teorias envolvidas no trabalho. </text:p>
        </text:list-item>
      </text:list>
      <text:list xml:id="list854387045" text:style-name="L5">
        <text:list-item>
          <text:p text:style-name="P15">Autores fundantes – 2/3 autores </text:p>
        </text:list-item>
        <text:list-item>
          <text:p text:style-name="P15">Citações diretas – exemplificativa, em uma frase define o que é. </text:p>
        </text:list-item>
        <text:list-item>
          <text:p text:style-name="P15">Citações indiretas – explicativas, com base em um livro você explica o assunto. </text:p>
        </text:list-item>
        <text:list-item>
          <text:p text:style-name="P15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1987456238" text:style-name="L6">
        <text:list-item>
          <text:p text:style-name="P16">Tipo de pesquisa (fazer uma das duas, falar no pré-projeto, definir e justificar): </text:p>
          <text:list>
            <text:list-item>
              <text:p text:style-name="P16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16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16">Contexto de pesquisa: Onde esse trabalho pode ser usado em geral (pesquisa aplicado) ou onde pode ser usado específico (pesquisa de intervenção).</text:p>
        </text:list-item>
        <text:list-item>
          <text:p text:style-name="P16">Participantes: participantes do projeto com o orientador</text:p>
        </text:list-item>
        <text:list-item>
          <text:p text:style-name="P16">Instrumentos (o que será usado para dar um start no projeto, dizer quais são os instrumentos e por quê?): </text:p>
          <text:list>
            <text:list-item>
              <text:p text:style-name="P16">Questionários </text:p>
            </text:list-item>
            <text:list-item>
              <text:p text:style-name="P16">Entrevistas </text:p>
            </text:list-item>
            <text:list-item>
              <text:p text:style-name="P16">Reuniões</text:p>
            </text:list-item>
          </text:list>
        </text:list-item>
        <text:list-item>
          <text:p text:style-name="P16">Procedimentos: </text:p>
          <text:list>
            <text:list-item>
              <text:p text:style-name="P16">Passo a passo, contar o que imaginamos para fazer o projeto, colocando em itens <text:soft-page-break/>começados por verbos.</text:p>
            </text:list-item>
          </text:list>
        </text:list-item>
        <text:list-item>
          <text:p text:style-name="P16">Cronograma: </text:p>
          <text:list>
            <text:list-item>
              <text:p text:style-name="P16">O que pretende-se fazer e quando. Pré-projeto: fevereiro a junho.</text:p>
            </text:list-item>
          </text:list>
        </text:list-item>
        <text:list-item>
          <text:p text:style-name="P16">Orçamento: </text:p>
          <text:list>
            <text:list-item>
              <text:p text:style-name="P16">Fazer um orçamento, estimativa de gastos com livros, papéis, etc… o que imagina que gastaremos.</text:p>
            </text:list-item>
          </text:list>
        </text:list-item>
        <text:list-item>
          <text:p text:style-name="P16">Referências</text:p>
        </text:list-item>
      </text:list>
      <text:p text:style-name="Text_20_body"/>
      <text:p text:style-name="Text_20_body"/>
      <text:p text:style-name="Text_20_body"/>
      <text:list xml:id="list463280082" text:continue-list="list621700359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<text:soft-page-break/>somente a primeira e depois em nota de rodapé. Ainda pode colocar uma lista de siglas.</text:p>
      <text:p text:style-name="P2"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230976194" text:continue-numbering="true" text:style-name="Numbering_20_2">
        <text:list-item>
          <text:h text:style-name="P23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24"><text:span text:style-name="T4">Semanas 3, 4, 5 são de estudos</text:span></text:p></office:annotation></text:span></text:p>
      <text:p text:style-name="P6">Semana 6 - Entrega QT<office:annotation><dc:creator>Felipe Rodrigues</dc:creator><dc:date>2015-02-21T14:07:08</dc:date><text:p text:style-name="P24"><text:span text:style-name="T4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637850104" text:style-name="L7">
        <text:list-item>
          <text:p text:style-name="P18">Teorias de base para o desenvolvimento do produto; </text:p>
        </text:list-item>
        <text:list-item>
          <text:p text:style-name="P18">Linguagens, tecnologias e conhecimentos que embasam o trabalho; </text:p>
        </text:list-item>
        <text:list-item>
          <text:p text:style-name="P18">Dividir em seções; </text:p>
        </text:list-item>
        <text:list-item>
          <text:p text:style-name="P18">Ordem hierárquica, quando possível;</text:p>
        </text:list-item>
        <text:list-item>
          <text:p text:style-name="P18">20 páginas todo o projeto, tendo de 5 a 8 páginas o quadro teórico;</text:p>
        </text:list-item>
        <text:list-item>
          <text:p text:style-name="P18">Começar seções pelo histórico;</text:p>
        </text:list-item>
        <text:list-item>
          <text:p text:style-name="P18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18">Autores relvantes (3 autores);</text:p>
        </text:list-item>
        <text:list-item>
          <text:p text:style-name="P17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text:soft-page-break/>puxando a outra, organização textual.</text:p>
        </text:list-item>
      </text:list>
      <text:p text:style-name="P2"/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891302797" text:continue-list="list1230976194" text:style-name="Numbering_20_2">
        <text:list-item>
          <text:h text:style-name="P22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24"><text:span text:style-name="T5">Em negrito</text:span></text:p></office:annotation>Título do livro: + subtítulo.</text:p>
      <text:p text:style-name="Text_20_body"/>
      <text:p text:style-name="P2"/>
      <text:list xml:id="list2149842542" text:continue-numbering="true" text:style-name="Numbering_20_2">
        <text:list-item>
          <text:h text:style-name="P22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105698371" text:continue-numbering="true" text:style-name="Numbering_20_2">
        <text:list-item>
          <text:h text:style-name="P22" text:outline-level="1">Entrega qualificação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1334121835" text:style-name="L8">
        <text:list-item>
          <text:list>
            <text:list-item>
              <text:p text:style-name="P19">Objetivo geral</text:p>
            </text:list-item>
            <text:list-item>
              <text:p text:style-name="P19">Objetivo específico</text:p>
              <text:p text:style-name="P19">→ Justificativa</text:p>
              <text:p text:style-name="P19">→ Quadro teórico</text:p>
              <text:p text:style-name="P19">→ Quadro metodológico</text:p>
              <text:p text:style-name="P19">→ Referências</text:p>
              <text:p text:style-name="P19">→ Apendice (se tiver)</text:p>
              <text:p text:style-name="P19">→ Anexos (se tiver)</text:p>
              <text:p text:style-name="P19">→ 2 cópias em espiral para banca</text:p>
              <text:p text:style-name="P19">→ 1 cópia simples para Joelm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loext:contextual-spacing="false" fo:margin-top="0in" fo:margin-bottom="0in" fo:line-height="150%" fo:text-align="start" style:justify-single-word="false" style:page-number="auto"/>
      <style:text-properties fo:text-transform="uppercase" style:font-name="Times New Roman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loext:contextual-spacing="false" fo:margin-top="0in" fo:margin-bottom="0in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/>
    </style:style>
    <style:style style:name="Contents_20_2" style:display-name="Contents 2" style:family="paragraph" style:parent-style-name="Index" style:class="index">
      <style:paragraph-properties loext:contextual-spacing="false"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loext:contextual-spacing="false"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H27M41S</meta:editing-duration>
    <meta:editing-cycles>51</meta:editing-cycles>
    <meta:generator>LibreOffice/3.5$Linux_X86_64 LibreOffice_project/350m1$Build-2</meta:generator>
    <dc:date>2015-04-23T19:20:22</dc:date>
    <dc:creator>Felipe Prado</dc:creator>
    <meta:document-statistic meta:table-count="0" meta:image-count="0" meta:object-count="0" meta:page-count="13" meta:paragraph-count="150" meta:word-count="1415" meta:character-count="8357" meta:non-whitespace-character-count="7368"/>
  </office:meta>
</office:document-meta>
</file>